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4" table:default-cell-style-name="Default"/>
        <table:table-row table:style-name="ro1">
          <table:table-cell office:value-type="string">
            <text:p>keyAdded</text:p>
          </table:table-cell>
          <table:table-cell table:number-columns-repeated="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entity</text:p>
          </table:table-cell>
          <table:table-cell office:value-type="string">
            <text:p>graphical_culture</text:p>
          </table:table-cell>
          <table:table-cell office:value-type="string">
            <text:p>is_space_object</text:p>
          </table:table-cell>
          <table:table-cell office:value-type="string">
            <text:p>ftl</text:p>
          </table:table-cell>
          <table:table-cell office:value-type="string">
            <text:p>max_speed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acceleration</text:p>
          </table:table-cell>
          <table:table-cell office:value-type="string">
            <text:p>modifier</text:p>
          </table:table-cell>
          <table:table-cell table:number-columns-repeated="2"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 office:value-type="string">
            <text:p>num_target_locators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cost</text:p>
          </table:table-cell>
          <table:table-cell office:value-type="string">
            <text:p>is_space_station</text:p>
          </table:table-cell>
          <table:table-cell office:value-type="string">
            <text:p>build_block_radius</text:p>
          </table:table-cell>
        </table:table-row>
        <table:table-row table:style-name="ro1">
          <table:table-cell table:number-columns-repeated="10"/>
          <table:table-cell office:value-type="string">
            <text:p>ship_evasion_add</text:p>
          </table:table-cell>
          <table:table-cell office:value-type="string">
            <text:p>ship_armor_add</text:p>
          </table:table-cell>
          <table:table-cell office:value-type="string">
            <text:p>ship_evasion_mult</text:p>
          </table:table-cell>
          <table:table-cell table:number-columns-repeated="3"/>
          <table:table-cell office:value-type="string">
            <text:p>"mid"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>
            <text:p>locator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crystal_ship_small_blue</text:p>
          </table:table-cell>
          <table:table-cell office:value-type="string">
            <text:p>crystal_ship_small_blu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rystal_ship_medium_blue</text:p>
          </table:table-cell>
          <table:table-cell office:value-type="string">
            <text:p>crystal_ship_blu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rystal_ship_large_blue</text:p>
          </table:table-cell>
          <table:table-cell office:value-type="string">
            <text:p>crystal_ship_large_blu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green</text:p>
          </table:table-cell>
          <table:table-cell office:value-type="string">
            <text:p>crystal_ship_small_green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6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green</text:p>
          </table:table-cell>
          <table:table-cell office:value-type="string">
            <text:p>crystal_ship_green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7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green</text:p>
          </table:table-cell>
          <table:table-cell office:value-type="string">
            <text:p>crystal_ship_large_green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8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yellow</text:p>
          </table:table-cell>
          <table:table-cell office:value-type="string">
            <text:p>crystal_ship_small_yellow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9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yellow</text:p>
          </table:table-cell>
          <table:table-cell office:value-type="string">
            <text:p>crystal_ship_yellow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10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yellow</text:p>
          </table:table-cell>
          <table:table-cell office:value-type="string">
            <text:p>crystal_ship_large_yellow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11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red</text:p>
          </table:table-cell>
          <table:table-cell office:value-type="string">
            <text:p>crystal_ship_small_red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12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red</text:p>
          </table:table-cell>
          <table:table-cell office:value-type="string">
            <text:p>crystal_ship_red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13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red</text:p>
          </table:table-cell>
          <table:table-cell office:value-type="string">
            <text:p>crystal_ship_large_red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14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blue_elite</text:p>
          </table:table-cell>
          <table:table-cell office:value-type="string">
            <text:p>crystal_ship_small_blue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15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blue_elite</text:p>
          </table:table-cell>
          <table:table-cell office:value-type="string">
            <text:p>crystal_ship_blue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16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blue_elite</text:p>
          </table:table-cell>
          <table:table-cell office:value-type="string">
            <text:p>crystal_ship_large_blue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17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green_elite</text:p>
          </table:table-cell>
          <table:table-cell office:value-type="string">
            <text:p>crystal_ship_small_green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18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green_elite</text:p>
          </table:table-cell>
          <table:table-cell office:value-type="string">
            <text:p>crystal_ship_green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19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green_elite</text:p>
          </table:table-cell>
          <table:table-cell office:value-type="string">
            <text:p>crystal_ship_large_green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20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yellow_elite</text:p>
          </table:table-cell>
          <table:table-cell office:value-type="string">
            <text:p>crystal_ship_small_yellow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21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yellow_elite</text:p>
          </table:table-cell>
          <table:table-cell office:value-type="string">
            <text:p>crystal_ship_yellow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22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yellow_elite</text:p>
          </table:table-cell>
          <table:table-cell office:value-type="string">
            <text:p>crystal_ship_large_yellow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23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hip_small_red_elite</text:p>
          </table:table-cell>
          <table:table-cell office:value-type="string">
            <text:p>crystal_ship_small_red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.5</text:p>
          </table:table-cell>
          <table:table-cell office:value-type="string">
            <text:p>0.08</text:p>
          </table:table-cell>
          <table:table-cell office:value-type="string">
            <text:p>0.35</text:p>
          </table:table-cell>
          <table:table-cell table:formula="of:=[.K24]" office:value-type="float" office:value="30">
            <text:p>30</text:p>
          </table:table-cell>
          <table:table-cell office:value-type="string">
            <text:p>3</text:p>
          </table:table-cell>
          <table:table-cell/>
          <table:table-cell office:value-type="string">
            <text:p>300</text:p>
          </table:table-cell>
          <table:table-cell table:number-columns-repeated="2" office:value-type="string">
            <text:p>1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medium_red_elite</text:p>
          </table:table-cell>
          <table:table-cell office:value-type="string">
            <text:p>crystal_ship_red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3.9</text:p>
          </table:table-cell>
          <table:table-cell office:value-type="string">
            <text:p>0.075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office:value-type="string">
            <text:p>0.325</text:p>
          </table:table-cell>
          <table:table-cell table:formula="of:=[.K25]" office:value-type="float" office:value="20">
            <text:p>20</text:p>
          </table:table-cell>
          <table:table-cell office:value-type="string">
            <text:p>20</text:p>
          </table:table-cell>
          <table:table-cell/>
          <table:table-cell office:value-type="string">
            <text:p>600</text:p>
          </table:table-cell>
          <table:table-cell table:number-columns-repeated="2" office:value-type="string">
            <text:p>2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2">
          <table:table-cell office:value-type="string">
            <text:p>crystal_ship_large_red_elite</text:p>
          </table:table-cell>
          <table:table-cell office:value-type="string">
            <text:p>crystal_ship_large_red_elite_ent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yperdrive</text:p>
          </table:table-cell>
          <table:table-cell office:value-type="string">
            <text:p>1.8</text:p>
          </table:table-cell>
          <table:table-cell office:value-type="string">
            <text:p>0.01</text:p>
          </table:table-cell>
          <table:table-cell office:value-type="string">
            <text:p>1.5</text:p>
          </table:table-cell>
          <table:table-cell office:value-type="string">
            <text:p>0.02</text:p>
          </table:table-cell>
          <table:table-cell office:value-type="string">
            <text:p>0.3</text:p>
          </table:table-cell>
          <table:table-cell table:formula="of:=[.K26]" office:value-type="float" office:value="10">
            <text:p>10</text:p>
          </table:table-cell>
          <table:table-cell office:value-type="string">
            <text:p>30</text:p>
          </table:table-cell>
          <table:table-cell/>
          <table:table-cell office:value-type="string">
            <text:p>1200</text:p>
          </table:table-cell>
          <table:table-cell table:number-columns-repeated="2" office:value-type="string">
            <text:p>4</text:p>
          </table:table-cell>
          <table:table-cell office:value-type="string">
            <text:p>"light_pos"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crystal_station_large</text:p>
          </table:table-cell>
          <table:table-cell office:value-type="string">
            <text:p>crystal_station_large_entity</text:p>
          </table:table-cell>
          <table:table-cell office:value-type="string">
            <text:p>no</text:p>
          </table:table-cell>
          <table:table-cell table:number-columns-repeated="2"/>
          <table:table-cell table:number-columns-repeated="2" office:value-type="string">
            <text:p>0.0</text:p>
          </table:table-cell>
          <table:table-cell table:number-columns-repeated="2"/>
          <table:table-cell office:value-type="string">
            <text:p>0.0</text:p>
          </table:table-cell>
          <table:table-cell table:formula="of:=[.K27]" office:value-type="float" office:value="30">
            <text:p>30</text:p>
          </table:table-cell>
          <table:table-cell office:value-type="string">
            <text:p>89</text:p>
          </table:table-cell>
          <table:table-cell office:value-type="string">
            <text:p>-1</text:p>
          </table:table-cell>
          <table:table-cell office:value-type="string">
            <text:p>4000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"part1"</text:p>
          </table:table-cell>
          <table:table-cell office:value-type="string">
            <text:p>0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19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19:39.48</dc:date>
    <dc:creator>David </dc:creator>
    <meta:editing-duration>PT23S</meta:editing-duration>
    <meta:editing-cycles>1</meta:editing-cycles>
    <meta:document-statistic meta:table-count="1" meta:cell-count="534" meta:object-count="0"/>
  </office:meta>
</office:document-meta>
</file>